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5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 table:number-columns-spanned="5" table:number-rows-spanned="1">
            <text:p>SIMPOSIOS</text:p>
          </table:table-cell>
          <table:covered-table-cell table:number-columns-repeated="4"/>
          <table:table-cell/>
        </table:table-row>
        <table:table-row table:style-name="ro1">
          <table:table-cell table:style-name="ce4" office:value-type="string" calcext:value-type="string">
            <text:p>Nombres y apellidos</text:p>
          </table:table-cell>
          <table:table-cell table:style-name="ce4" office:value-type="string" calcext:value-type="string">
            <text:p>Género</text:p>
          </table:table-cell>
          <table:table-cell table:style-name="ce4" office:value-type="string" calcext:value-type="string">
            <text:p>Región</text:p>
          </table:table-cell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Mesa/Simposio</text:p>
          </table:table-cell>
          <table:table-cell table:style-name="ce4" office:value-type="string" calcext:value-type="string">
            <text:p>S/M</text:p>
          </table:table-cell>
        </table:table-row>
        <table:table-row table:style-name="ro1">
          <table:table-cell office:value-type="string" calcext:value-type="string">
            <text:p>Davi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genuidad como argumento a favor del relativismo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M. Már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alores semánticos mediacionales y referenciales como constituyentes proposicionale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er y ver-para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gnacio Ávi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la naturaleza de la experiencia: contenidos mediacionales y atención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x Kölb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orms of context dependence in standard semantics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eph Sche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elf-knowledge, self consciousness and agency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ian Cussin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xt, mediational content and demonstrative reference</text:p>
          </table:table-cell>
          <table:table-cell office:value-type="string" calcext:value-type="string">
            <text:p>Atención perceptiva, acción corporal y rasgos cognitivo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lor Emilce Cel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nidad del sujeto cognitivo y el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illiam Du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: entre primera y segunda person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Fermando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sinceridad, su importancia y la cuestión del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ción y construcción lóg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Eduard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rticulación lingüística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Ornelas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xternismo y autoconocimient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G. Patarroyo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utoconocimiento y autoengaño</text:p>
          </table:table-cell>
          <table:table-cell office:value-type="string" calcext:value-type="string">
            <text:p>Autoconocimient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s Boeck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uropa – América Latina: entre atracción y distanciamiento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scar Julián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osé María Blanco White y la independencia de Améric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cepción neogranadina de la independencia norte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sé Guillerm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ucha por la independencia literaria en Hispanoamérica: Andrés Belllo, Juan García del río y Juan María Gutiérrez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fael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José Luis Romero y los dilemas de las independencias latinoamerican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rnani Chav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nsayo como cuerpo vivo de la filosofía: Michel Foucault y la cuestión del estilo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abine Mainberg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scribir, dibujar, pensar. Sobre Paul Valéry y Leonardo da Vinci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co Brusot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raducir problemas filosóficos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naturalización de la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olfo Aran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conceptual: una forma alternativa de hacer filosofía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mor propio del filósofo (hoy)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úl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pel de la teoría en la filosofía como arte de vivir</text:p>
          </table:table-cell>
          <table:table-cell office:value-type="string" calcext:value-type="string">
            <text:p>Concepciones de la filosofía: presente y futuro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 y la imposibilidad de una “religión racional” en Hume y Kan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Alejandro Arév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l mal natural en la política según Nietzsche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Andrés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tologías de la razón. El concepto del mal en Schelling y la génesis del concepto de ideologí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ua Baqu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nosotras: pensar, amar y la superficialidad del mal. Una correspondencia imaginaria con H. Arendt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me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visión de “el mal” en la Atenas de Pericles a través de la oración funebre, recopilada por Tucídides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ecesidad general del pecado y de la muerte. Vida y muerte en el escrito “Sobre la libertad” de Schelling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cardo Arcos-Pal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acques Rancière: cine y política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laudia May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industrias culturales en la época del Internet 2.0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nu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triste esperanza del arte en la filosofía de Th.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olfo Weng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Otredad, negatividad y potencial crítico de la obra de arte: el caso de “Shibboleth” de Doris Salced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el concepto de compromiso (engagement) en Adorno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nasis Rafael Orte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Violencia, derecho y justicia en Walter Benjami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ugenia Vile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Resistencias. La traducción imposible del gesto de creación</text:p>
          </table:table-cell>
          <table:table-cell office:value-type="string" calcext:value-type="string">
            <text:p>Estética y política en la teoría cr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dro J. Aristizab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trasfondo cartesiano del método fenomenológico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onia Gamb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sicología fenomenológic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illermo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Husserl que leyó Paul Ricoeur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arry P. Ree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y las ciencias de lo artifici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subjetividad como a priori fundamenta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aniel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fenomenología en Colombi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illermo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imagen-cultura. Entre fenomenología y hermenéu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Reducción fenomenológica y ética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esús Mart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ando la comunicación es cuestión de técnic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onio Rodríguez de las He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ntorno tecnológico y comunicación escrit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Viz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ocioanálisis comunicacional como metodología de análisis e intervención social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elenice Carva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comunicación en ambientes virtuales: del Digital Branded Content a la generación de contenidos por usuarios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ancisco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el acontecimiento de otra comun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lga Patricia P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olíticas de gestión del conocimiento y usos sociales de las tecnologías de la información y la comunicación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Ronca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nica, tecno-logía: más allá de la sinonimia y la objetualidad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E. Valderr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ciedad de la información, tecnologías de la comunicación y ciudadanía</text:p>
          </table:table-cell>
          <table:table-cell office:value-type="string" calcext:value-type="string">
            <text:p>Filosofía de la comunicación y de la técn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lin McLart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Groethendick’s ‘incorrigible naivety’ in building worlds for Mathematic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ean-Pierre Marqu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Sheaves, spaces and logic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lf Kröm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From Cantor to Sheaves. The development of the concepts of direct and inverse limits – a case study onf shitds in mathematical methodology in the prehistory of category theory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Xavier Caice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he model theory of sheaves or the logic of variable structur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Villavec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ridging a gap between physics and logic: the role of Sheave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ernando Zalam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heaf logic: a mathematical conspectus and a philosophical prospectus</text:p>
          </table:table-cell>
          <table:table-cell office:value-type="string" calcext:value-type="string">
            <text:p>Filosofía de la lógica de haces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ric Alli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/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rián Pe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spacialización de la subjetividad en la globalización electrónica: del emplazamiento del yo a la “extensión-en-el-lugar-creativa”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icardo Arc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table:number-columns-repeated="2"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ustavo chiro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lobalización y biocapitalismo desde una perspectiva geofilosófica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malia Boy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la geofilosofía?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ulio César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ersona, su función política y su responsabilidad moral en el pensamiento de Hannah Arendt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ienne Tass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manifestation politique: par-delà réussite et échec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laudia Hil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Verdad y justicia: reflexiones situads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ernard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moria y perdón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rítica de Hannah Arendt a Karl Marx: revolución y contingencia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Wolfgan Heu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Política y coraje cívico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ueden los hechos históricos resistirse a la mendacidad? Sobre la matanza de las bananer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rist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Memorias en conflicto en sociedades postotalitarias</text:p>
          </table:table-cell>
          <table:table-cell office:value-type="string" calcext:value-type="string">
            <text:p>Hannah Arendt: violencia, política y memori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Placen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Un enfoque posible para una teoría normativa de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Monsal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lógica en la argumentación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edr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cepción expresivista de la lógica de R. B. Brandom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dolfo León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Un comentario justificacionista a la “adicción justificacionista” de D. Miller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Luis C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racionalidad como argumentación: a propósito de las relaciones entre lógica y retórica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úl Pue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Relación acto-persona y argumento ad-hominem: una aproximación desde la lógica informal</text:p>
          </table:table-cell>
          <table:table-cell office:value-type="string" calcext:value-type="string">
            <text:p>La lógica en la retórica y la argumentación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 Mejí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juicio de la violencia o la violencia como juicio. Una lectura de “Para una crítica de la violencia”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ley como reproducción de la violencia: una lectura del “Espíritu del cristianismo y su destino” de Hegel a la luz de un pensamiento de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titud, crítica, ruptura: la reconfiguración de “lo público” según el curso de Foucault ‘El gobierno de sí y de los otros’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urici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cia una política de medios puros. W. Benjamin y la comunidad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és Tupac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carácter mítico de la ley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ía Victoria Londo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 comunidad de “nosotros”: repensar el ser-en-común en Arendt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Cagüeñ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a priori histórico: crítica, ontología, nominalismo</text:p>
          </table:table-cell>
          <table:table-cell office:value-type="string" calcext:value-type="string">
            <text:p>Lenguaje, poder, subjetividad: repensando la comunidad polí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ubiel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La primera meditación cartesiana: entre el uso de la vida y la contemplación de la verdad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eterminismo y libertad en la filosofía natural de Descartes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ejandra Velásqu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El estatuto de las verdades inmutables en las Meditaciones cartesianas: ¿un platonismo rediivvo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onzalo Serr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rimera meditación, una interpretación radical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olémica Foucault – Derrida revisitada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genio maligno vs. El Dios engañador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nis Kambouch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Quién es el sujeto de la duda cartesiana?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mparación del texto latino con la traducción francesa de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kus Gab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Ilusión y paradoja en la Primera Meditación</text:p>
          </table:table-cell>
          <table:table-cell office:value-type="string" calcext:value-type="string">
            <text:p>Meditaciones metafísicas: Meditación primer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is E. G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, vida e interpretación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ermán Melé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ción y práctica de la interpretación en el primer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rlos B. Gutiér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terpretación en Gadamer y Nietzsche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bson Ramos dos Re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 negacao vontade e as propriedades relacionais: Heidegger e pensamento do nao volitiv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aura Quinta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ietzsche y la alteración de la vid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garita Cepe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ego y sentido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ego Pared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terpretación, voluntad de poder y democracia</text:p>
          </table:table-cell>
          <table:table-cell office:value-type="string" calcext:value-type="string">
            <text:p>Nietzsche en la hermenéutic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livier Mon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Tiempo, acontecimiento y fund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Luz Gloria Cárden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 la fenomenología a la hermenétucia de las emociones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ta C. Betanc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Identidad cultural y narración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ie France Begué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arco del tiempo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ancisco Dí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hospitalidad lingüística</text:p>
          </table:table-cell>
          <table:table-cell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orge Iván Cru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table:number-columns-repeated="2" office:value-type="string" calcext:value-type="string">
            <text:p>Paul Ricoeur en la filosofía contemporáne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abián Mi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Sobre las condiciones de la vida racional humana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Jairo Iván Escob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obre la racionalidad e irracionalidad en el “Banquete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. Angélica Fier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talina Gonzále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er de caso más fuerte el más débil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rea Lozan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adiestramiento del thymoeides: el surgimiento de la conexión entre música y emoción en la “República” de Platón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R.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rtud e inspiración divina en el “Menón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Co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cional/Irracional en el “Filebo”</text:p>
          </table:table-cell>
          <table:table-cell office:value-type="string" calcext:value-type="string">
            <text:p>Platón y la irracionalid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duardo Mendie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ontología política de Heidegger y su recepción crítica en Derrida, Nancy y Agamben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orina de Ytur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iberalismo y socialimo: Norberto Bobbi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iano Agu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El futuro de la democracia” hoy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elson Jair Cuchumbé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cracia procedimental y cultura política común. Habermas y la inclusión del otro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drigo Jesús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Sujeto ético-político y violencia_ la política como poder mediador y reconfigurador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rtín Urquij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table:number-columns-repeated="2"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onso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ampo político y la recodificación de lo “real”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ric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seguridad como constitutiva del bienestar: un elemento para definir la polític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scar Mej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atriotismo constitucional: una salida contra el ‘Estado de opinión’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elfín Ignacio Grues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o político, la política y los colectivos identitarios. Los límites del proceso de politización de la diferencia subordinada</text:p>
          </table:table-cell>
          <table:table-cell office:value-type="string" calcext:value-type="string">
            <text:p>Reconceptualizaciones contemporáneas sobre la política y la ciudadaní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Podemos tener experiencia del espacio, si no podemos actuar?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amilo Ordóñ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y antirealismo: un posible tenor en la filosofía cussini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nuel A.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mostrativos, atención consciente y conceptos sort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lfonso Con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tenido y acción racional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omás Ba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“Lo que se dice” y los criterios de centralidad: una lectura griceana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iana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Normatividad y compromiso epistémico en la teoría dual de sistemas visuales</text:p>
          </table:table-cell>
          <table:table-cell office:value-type="string" calcext:value-type="string">
            <text:p>Teorías semánticas y sensibilidad contextual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rgio David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realismo de Einstei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Gerardo Pedra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s complemetaridades clásico-microscópcio y cuántico macroscópico en la medición idealizada de campos electromagnéticos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man Esneider Carvaj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universo infinito ¿cuestión de física o metafísica?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ian Tatiana Fló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Ciencia y astrologí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dolfo Bolañ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rítica epistemológica a los argumentos del diseño inteligente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rlos Mor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compromisos ontológicos en las prácticas científicas: análisis a partir de Ian Hacking y la teoría del contenido no-conceptu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ónic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n busca de una posible solución a la distinción Teórico/Observacional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avid Ard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Andrés Rinc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blema de la percepción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issa Cristina Sier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problema de la verdad en el pragmatismo de Frank Ramsey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Alejandro Mur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ary y el dualismo conceptual: viabilidad de una estrategia dualist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 Eduardo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Hay un dilema entre libertad e igualdad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a Monsalv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ilemas morales: una perspectiva fenomenológic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interpretando la brecha y la akrasia en la propuesta de Searle a través de la causación descendent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Cubil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valor y la transvaloración en la obra de Nietzsche: Roma, Judea, Jesucristo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Tres teorías morales de Ernst Tugenhad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és Calder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aturaleza y libertad: ¿antítesis o síntesis?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August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egir o no elegir, un dilema ético en Jean-Paul Sartr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ticidad o moralidad, un enfrentamiento entre Hegel y Kant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ibertad negativa y libre desarrollo de la personalidad en John Stuart Mill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uerpos masacrados y emblemas de la violencia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Larry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sponsabilidad moral, derecho e impunidad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ilicia Natali Chamo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eflexión en torno a “La muerte” de V. Jankélevitch: la comprensión antropológica del hombre como ser finito y la responsabilidad ética que de ello se desprende</text:p>
          </table:table-cell>
          <table:table-cell office:value-type="string" calcext:value-type="string">
            <text:p>É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rlos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¿La tierra se mueve? Una mirada a la relación ciencia – sentido común a partir de la fenomenología de Husserl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Enrique Puli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concepto de Fenómeno(logía) en “Sein und Zeit”</text:p>
          </table:table-cell>
          <table:table-cell office:value-type="string" calcext:value-type="string">
            <text:p>Fenomenolog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arcicio Nicolás Arnach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avidson y los argumentos trascendental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ouglas Niñ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Justificación, fiducia y conocimient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Cardo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eometría de incidencia en el “Tractatus Logico-Philosophicus”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icolás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María Giral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Gar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cke y la crítica de Wittgenstein al lenguaje privado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Rocío Beja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ícticos no son un problema para la semántica de Gottlob Frege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Corr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 busca de la dimensión intencional de las emociones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Dieg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relación entre acción y pensamiento en la filosofía tardía de Wittgenstein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de Jesús Herr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nfluencia Agustiniana en Pedro Abelard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annine Olivar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Dos razas de hombres; ¿una sola razón? Consideraciones acerca de la razón esto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 María Ac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tiempo abierto. Aristóteles en los límites de su ontologí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a Victoria Almandó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“Helena” de Eurípides. El texto como garante de lo real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Mauricio Dona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, libertad y democracia: un misterioso pasaje de la “República” de Platón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Saldi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naturaleza del lenguaje: palabra, significado, sujeto y conocimiento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liana Carolina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teoría de la corrección de los nombres en el “Cratilo”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Andrés Felipe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Freud, el lenguaje y el pensamiento: la fuerza performativa del lenguaje en el tratamiento psicoanalític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ger Bladimir Fragu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función de la filosofía: Wittgenstein y el dualismo cartesiano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ne J. Campi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Fisiología de los sentidos, epistemología evoluciopnista y filosofía de la mente: el papel de la tradición austria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Almei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objetividad del juicio moral, antirealismo y contenido no-conceptu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ura Liliana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ovimientos intencionales y posiblidades alternativa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Breaks of death and personal identity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lejandro Am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mientos demostrativos, anticartesianismo y redundancia psicológica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Oliveri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rteza prefrontal ventromedial y juicio morañ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Anderson Pinz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ensar sobre objetos material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dolfo Ló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nti-individualismo, contenido estrecho y causación mental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Mar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Is sensory awareness instrinsically related to actions? The phenomenal presence of location properties</text:p>
          </table:table-cell>
          <table:table-cell office:value-type="string" calcext:value-type="string">
            <text:p>Filosofía de la ment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Iván Álva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“metafísica de la caridad” en Maurice Blondel (1861-1949)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na Marcela Cadav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onocimiento y reconocimiento en la experiencia mística de Occidente y Oriente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olencia y religión desde la teoría mimética de René Girard y la teoría no violenta de Lanz del Vast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nver Joel Torreg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configuración mítica de la realidad en Hans Blumenberg: Goethe y Prometeo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Niñ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cularismo actual: J. Habermas, Ch. Taylor, W. Connolly</text:p>
          </table:table-cell>
          <table:table-cell office:value-type="string" calcext:value-type="string">
            <text:p>Filosofía de la relig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exander Manuel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terculturalidad en Latinoaméric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Albert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vida humana y la transformación de la eticidad a partir del principio liberador de la ética dusselian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illian Fredy Pal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apel del representante en la política de la liberació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umas Armando G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ieto Arteta, lector de Husserl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amistad: homenaje al maestro Estanislao Zulet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mián Pach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de Darío Botero Uribe. In memoriam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Fredy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s convicciones estéticas de Miguel Antonio Car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ugo Renato Ocho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intuiciín del ser como correlato de la experiencia de la nada en Clarence Finlayson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ime Eduardo Mol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filosofar en la obra de Luis López de Mesa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tha Viviana Varg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utopía lationamericana: una reflexión en torno al concepto de identidad latinoamericana a la luz d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klin Giovanni Pú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dentidad cultural colombiana: aproximaciones desde la historia de las ideas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Tov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oceso de la filosofía en Colombia en el Bicentenario</text:p>
          </table:table-cell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anna Andrea Ber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Baudrillard: la mujer-objeto sexual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resita Día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ntonin artaud y Georges Bataille: erotismo y ruptura de la subjetividad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ermán Alberto Betancourth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itación y castigo en la construcción del cuerpo con género: un debate entre Michel Foucault y Judith Butler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Nicolás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aul Ricoeur y el concepto de institución: crítica y perspectivas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és Alfonso Cend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mercado lingüístico en Pierre Bourdieu: ¿racionalidad acotada o sustantiva? Una nota crí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Darío Palac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apocalipsis: el problema de la comprensión del fi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nnifer Andrea Rive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áquina ingana: el devenir animal y la construcción del territorio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 To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ciencia de cinema: experiencias de la imagen acción y posibilidades de fabulación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William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metafísica de la alteridad en Emmanuel Levinas: crítica a la ontología y propuesta metaét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ía 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Amor, paternidad y lucha por el reconocimiento en los escritos de Hegel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Guzm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racionalidad de lo real: ¿justificación o explicación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yela María Galind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relación de pasión y razón en David Hume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Francisco Manri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íces de la concepción ilustrada del suicidi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swaldo Pl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Causas del conflicto en el estado de naturaleza hobbesian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uardo Andrés Quiti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cidencia de la libertad estética de Schiller en la teoría moral de Kant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Andrés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inversión “copernicana” epistemológica o ¿cómo se debe entender que Hume despierta a Kant de su sueño dogmático?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l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l infinito y la voluntad en Descartes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wini Mauricio Rengif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paradoja del sentido interno. Un problema sin solución en la doctrina kantiana del yo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iana Le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scartes: la voluntad y el error en las “Meditaciones metafísicas” y los “Principios de la filosofía”</text:p>
          </table:table-cell>
          <table:table-cell office:value-type="string" calcext:value-type="string">
            <text:p>Filosofía modern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Andrés Fo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principio de caridad como condición de posibilidad para la fusión de horizontes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ola Orti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ducación y formación, de Gadamer a Beuchot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Alejandr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“rodeo por las grandes obras culturales”: un título amplio y problemátic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rítica a la metafísica desde la hermenéutica de la facticidad heideggerian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Augusto De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círculo hermenéutico y las posibilidades del acontecer de la verdad en la comprens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ider Alexander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Del lenguaje como hilo conductor de una reflexión hermenéutica sobre el desacuerdo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Camilo Ser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iencia y “naturalización” del ser humano en Nietzsche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Hacia una hermenéutica atractiva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Emilio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Falacias formales y teoría de las falacias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 Patricia Pab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El problema de la argumentación jurídica: tres enfoques y su aplicación en la práctica jurídica colombian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élica Pá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Inferencias deductivas e inferencias ampliativas dentro de la silogística aristotélica</text:p>
          </table:table-cell>
          <table:table-cell office:value-type="string" calcext:value-type="string">
            <text:p>Lógica y argumentació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la condición humana a la condición política en Hannah Arend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audia Galin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Hannah Arendt: memoria y narrativa del fragmentp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ry Cast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arl Schmitt y Hannah Arendt: la violencia, condición y disolución de lo polític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fferson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tre cenizas históricas y resistencias al olvido: los caminos tortuosos de la justicia transicional en Colomb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teo Vá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entir en polític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ra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revisión histórica, una actitud liberadora y necesaria ante la crisis. Una reflexión desde Pedro Laín Entralg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Felipe Piedrahi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os retos globales de la teoría democrática: la alternativa cosmopolita y sus crítica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Ximena Velos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Viabilidad jurídica y moral de los derechos humanos como moral legalizada. Un comentario a Th. Pogg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ro Rold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os Derechos Humanos como normas, valores y principi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einald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Gobierno de los otros y gobierno de sí en Michel Foucault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¿Puede el arte transformar la sociedad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ésar Esla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el mundo como hecho al mundo como proyect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 Jimé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cerca de la filosofía de la economía: equidad, desarrollo y progres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Moral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guerra previa al patriarcad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lton Adolfo Bauti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strucción de imaginarios desde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Orlando Aguir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Habermas y el rol de la religión en la esfera pública: cuatro presupuestos conceptual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ngela Patricia Rinc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egitimación de la política desde un horizonte habermasiano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ía Andrea Murgueiti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ineamientos para una sociedad abiert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iner José Merc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Retórica y participación en la democraci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onardo Sabog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Política de la liberación y ciudadaní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bastián Alejandr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Pragmática de los antagonismos. El problema político de los mucho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ndrés Du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Judith Butler: performatividad de género y política democrática radical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ba Mercedes Palaci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Diversidad e identidades que se expresan de cara a un horizonte de ciudadanía plena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La idea de modus vivendi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vier Felipe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obligación política en Thomas Hobbes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sé Reinel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¿Por qué no un contrato social?</text:p>
          </table:table-cell>
          <table:table-cell office:value-type="string" calcext:value-type="string">
            <text:p>Filosofía polític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wis Gord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“Quand je suis là, elle n’ est pas”: On reasoning in black in philosophy and the human science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ge Valenc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uestión del método: entrecruzamientos entre filosofía y ciencias sociales contemporáneas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elio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entalidad filosófica del sociólogo Richard Sennett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blo Arturo Pin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ingeniería social gradual de Popper</text:p>
          </table:table-cell>
          <table:table-cell office:value-type="string" calcext:value-type="string">
            <text:p>Ciencias sociales y filosofí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ederico Galleg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ción para el reconocimiento del otro como persona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talin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ducar para la democracia: preparando para la discusión moral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Hurt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a enseñanza de la filosofía y el desarrollo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arold Valen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ítica a la concepción instrumentalista de la democrac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rgio Guar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educación para la ciudadanía en el marco del debate entre democracia representativa y participativ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ulia Alman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Conformación de ciudadanía e identidad en Colombia</text:p>
          </table:table-cell>
          <table:table-cell office:value-type="string" calcext:value-type="string">
            <text:p>Educación para la democraci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rnesto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 concepto: del profesor-alumno al maestro-discípul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ías Manaced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y filosofar en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iro Alonso Pá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Alcibíades o de la educación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Barrag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Enseñanza de la filosofía y aburrimient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gar Brav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cerca de la naturaleza de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pertinencia del filosofar: una aproximación a la didáctica filosófica en la antigüedad clásic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Eliécer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La contingencia de los problemas filosóficos y la enseñanza de la filosofía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sis Vé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tórica y pedagogía en la Antigüedad. Una aproximación al planteamiento aristotélico</text:p>
          </table:table-cell>
          <table:table-cell office:value-type="string" calcext:value-type="string">
            <text:p>Enseñanza de la filosofía como problema filosófic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Eugenio Rib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reencias epistemológicas en los estudiantes de filosofí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aquín Darío Huert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nseñar filosofía: reflexión desde la perspectiva de los estudiantes y maestros de educación secundaria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rge Iván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Argusofía: argumentación y filosofía con nuevas tecnologías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Rafael Campu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Estamos indigestos de la enseñanza de la ética?</text:p>
          </table:table-cell>
          <table:table-cell office:value-type="string" calcext:value-type="string">
            <text:p>Enseñanzas de la filosofía en Colombia: problemas y tendenci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isco Luis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Sujeto racional y racionalidad ante el desarrollo tecnológic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Hernán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Música por computador en los tiempos de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Yul Víctor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Lógica de la generación de identidades en la era del consum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scar Javier Ram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Téchne y poesía en el nadaísmo colombiano y Heidegger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ea del Pilar Casall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fetichismo en los videojuegos desde la mercancía de Marx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ice Cortés-Boussa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éptimo arte como desocultamiento del ser en las nuevas tecnologías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essica Johanna Mora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cine como apertura del pensamiento desde el concepto de imagen-movimiento en Gilles Deleuze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Álvaro David Monterro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ioquia</text:p>
          </table:table-cell>
          <table:table-cell office:value-type="string" calcext:value-type="string">
            <text:p>Artefactos técnicos y condiciones de contexto</text:p>
          </table:table-cell>
          <table:table-cell office:value-type="string" calcext:value-type="string">
            <text:p>Filosofía de las nuevas tecnología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Ángel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s de la emoción: cuatro variedades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s pasiones en la Stoa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drés Ernesto Oban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mociones y representación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vid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Sobre el papel de las emociones en la normatividad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na Patricia Quint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afael Sil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lugar de las emociones en un contexto político contemporáneo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guel Ángel Villami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emociones. Aportes fenomenológicos para una ética integral</text:p>
          </table:table-cell>
          <table:table-cell office:value-type="string" calcext:value-type="string">
            <text:p>Filosofía y emocion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uan Pabl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Kant y Hegel: horizontes para una comprensión del problema del mañ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ver Eduardo Velaz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l mal en la teoría maquiaveliana de la acción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illermo Alfonso Zapa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mal: desafío a la razón, a la praxis política</text:p>
          </table:table-cell>
          <table:table-cell office:value-type="string" calcext:value-type="string">
            <text:p>Hermenéutica del ma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senberg Alap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Imagen, bipolaridad y conjuro: una lectura desde Aby Warburg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Felipe Vé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problema de la verdad en la obra de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aniel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xperiencias de la infancia, el cuerpo y la ley: un cuento de Kafka comentado por Lyotard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dro Pablo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Hacia la descolonialidad esté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ia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l sentir de la cos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berto Ops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De la filosofía de la historia del arte a la filosofía del ar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dryan Fabrizio Pin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¿Qué es una obra de arte cuando todo puede ser arte? Analizando la respuesta de Arthur Dant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dgar Arturo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experiencia antropológica a propósito del arte. La discusiín entre A. Gehlen y H. G. Gadamer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ura Margarita Ca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upturas del tiempo. Las prácticas del arte y su relación con lo emergente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is Eduardo Duar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estetización mass mediática de la cultur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 del filósofo en la cultura greco-roman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io Alejandro Mol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Rancière y el análisis de la relación arte y polí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milo Montealegr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critura de señorío, escritura de soberan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Leonardo Neus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Filosofía literaria como un preámbulo para el compromiso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bastián R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Estética del rock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lkin Rubi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La deflación de lo político en el arte político colombiano: Beatriz González, Simón Hosie y la “carta furtiva”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Algunas claves para pensar el cuerpo en el arte contemporáneo desde la fenomenologí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los Alfonso Call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Muerte y la formación del carácter en Sócra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ohn Didier Ama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udaimonía y ethos en Aristóteles: una ética del vivir bien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en Descartes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ho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Cogito, sujeto y suireferenci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éctor Reynaldo Cháv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Michel Foucault: sujeto y ver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briel Ocamp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Reflexiones sobre el sujeto, la persona y el individuo con motivo de su certificado de defunción postmoderno/deconstructivist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rancois Gagi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yo y el discurso interior en Marco aure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adalupe Queve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La conversación filosófica en las Cartas a Lucil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nuel Leonardo Pr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De Husserl a Heidegger: superación, según Danilo Cruz Vélez, de la metafísica de la subjetividad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ónica Jaramil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obre la constitución ético-política del sujeto como ciudadano autoinstituyente a partir de las lecturas kantiana y husserliana del ideal griego de la filosofía como pensamiento emancipatorio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Óscar Iván F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l cuerpo, un nuevo punto de partida</text:p>
          </table:table-cell>
          <table:table-cell office:value-type="string" calcext:value-type="string">
            <text:p>Formación del sujeto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gelo Papacchin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cidente</text:p>
          </table:table-cell>
          <table:table-cell office:value-type="string" calcext:value-type="string">
            <text:p>Eros y violencia: ¿cómplices o enemigos?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elino Br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tranjero</text:p>
          </table:table-cell>
          <table:table-cell office:value-type="string" calcext:value-type="string">
            <text:p>Kant y la responsabilidad frente al mal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José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Ética y situación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ogotá</text:p>
          </table:table-cell>
          <table:table-cell office:value-type="string" calcext:value-type="string">
            <text:p>Una oportunidad para Fichte</text:p>
          </table:table-cell>
          <table:table-cell office:value-type="string" calcext:value-type="string">
            <text:p>PLEN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uricio Zulua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erspectivas de la modernidad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símaco P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iblioteca Virtual Colombian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Angélica Fie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selle von der Wal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esía y Mentira. La crítica de Platón a las poéticas de Homero, Hesíodo y Píndaro en el Ion y en República 2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abier Insa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Verg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oledad Escala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 Teoría Crítica hoy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los Eduardo Sanabr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Elvira Mo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Carlos Guerr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ética. Miradas contemporáneas 3. Contribución a la filosofía del arte a la reflexión artís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Aurelio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aura Benít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editaciones acerca de Filosofía Primera. Seguidas de las objeciones y respuestas. René Descarte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hn Alexander Me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thony Samp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ean-Paul Margo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nsayos filosóficos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liana Iriz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rlos Domín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drián Miranda Loa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bros, traducciones y textos. Lawrence Dewan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airo Urr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orge Gregorio Posa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ógica del sinsentido en la obra de Lewis Carroll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món Garizaba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ger Smith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exander C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ego Jaramillo Salga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ohn Rawls: estudios de filosofía política contemporánea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ía del Rosario Aco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guel Giust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conocimiento y diferencia. Idealismo alemán y hermenéutica: un retorno a las fuentes del debate contemporáne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Juan Felipe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gio Ari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istóteles. Tópicos. Libro primer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elipe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Ángela Uri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atalina Gonzá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ncisco de Vitoria: relección sobre el homicidio</text:p>
          </table:table-cell>
          <table:table-cell office:value-type="string" calcext:value-type="string">
            <text:p>Presentación de publicación</text:p>
          </table:table-cell>
          <table:table-cell office:value-type="string" calcext:value-type="string">
            <text:p>X</text:p>
          </table:table-cell>
        </table:table-row>
      </table:table>
      <table:named-expressions/>
      <table:database-ranges>
        <table:database-range table:name="__Anonymous_Sheet_DB__0" table:target-range-address="Hoja1.A2:Hoja1.F36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 style:data-style-name="N2" text:time-value="17:58:21.8769341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33:01.811208803</meta:creation-date>
    <dc:date>2019-01-17T18:11:10.502691131</dc:date>
    <meta:editing-duration>PT1H47M50S</meta:editing-duration>
    <meta:editing-cycles>6</meta:editing-cycles>
    <meta:generator>LibreOffice/6.0.7.3$Linux_X86_64 LibreOffice_project/00m0$Build-3</meta:generator>
    <meta:document-statistic meta:table-count="1" meta:cell-count="2195" meta:object-count="0"/>
  </office:meta>
</office:document-meta>
</file>